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ng ago, in the times of old and legend, there was once an old empire that spanned many stars. Like all things of old, its time to end was passing, but it had the last gasp of power, to transform and create a new political body: the Guild. The Guild was a collection of many races, engaged in trade, and transmission of ideas across the stars. Things went well, they expanded and traded with many worlds, until one day The Guild met the <text:span text:style-name="T1">nice, peaceful</text:span><text:span text:style-name="T2"> race of zigratax. These </text:span><text:span text:style-name="T1">nice, peaceful people </text:span><text:span text:style-name="T2">were very very good at first contact, so </text:span><text:span text:style-name="T1">of course</text:span><text:span text:style-name="T2"> they were set up with all exploration vessals. So, more time came to pass, and it was decided that the race from zigratax would need to join the councle of nine, they took the place of the explor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2T13:19:54.28</meta:creation-date>
    <meta:generator>OpenOffice.org/3.1$Win32 OpenOffice.org_project/310m19$Build-9420</meta:generator>
    <meta:document-statistic meta:table-count="0" meta:image-count="0" meta:object-count="0" meta:page-count="1" meta:paragraph-count="1" meta:word-count="140" meta:character-count="751"/>
    <dc:date>2010-10-12T13:52:32.04</dc:date>
    <meta:editing-duration>PT00H32M46S</meta:editing-duration>
    <meta:editing-cycles>1</meta:editing-cycles>
  </office:meta>
</office:document-meta>
</file>